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75BFAFB9BEA110A5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-eck" table:style-name="ta1">
        <table:shapes>
          <draw:frame draw:z-index="0" draw:style-name="gr1" draw:text-style-name="P1" svg:width="25.3cm" svg:height="13.095cm" svg:x="2.065cm" svg:y="0.106cm">
            <draw:object draw:notify-on-update-of-ranges="'van-eck'.A1:'van-eck'.A1 'van-eck'.A2:'van-eck'.A1002 'van-eck'.B1:'van-eck'.B1 'van-eck'.B2:'van-eck'.B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7T18:51:01.848251458</dc:date>
    <meta:editing-duration>PT5M56S</meta:editing-duration>
    <meta:editing-cycles>1</meta:editing-cycles>
    <meta:document-statistic meta:table-count="1" meta:cell-count="2004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75BFAFB9BEA110A5.svm"/>
      </style:chart-properties>
    </style:style>
    <style:style style:name="ch4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01cm" svg:height="13.096cm" xlink:href=".." xlink:type="simple" chart:class="chart:scatter" chart:style-name="ch1">
        <chart:legend chart:legend-position="end" svg:x="23.964cm" svg:y="6.249cm" style:legend-expansion="high" chart:style-name="ch2"/>
        <chart:plot-area chart:style-name="ch3" table:cell-range-address="'van-eck'.A1:'van-eck'.B1002" chart:data-source-has-labels="row" svg:x="0.506cm" svg:y="0.261cm" svg:width="22.952cm" svg:height="12.574cm">
          <chartooo:coordinate-region svg:x="1.127cm" svg:y="0.461cm" svg:width="21.866cm" svg:height="11.7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van-eck'.B2:'van-eck'.B1002" chart:label-cell-address="'van-eck'.B1:'van-eck'.B1" chart:class="chart:scatter">
            <chart:domain table:cell-range-address="'van-eck'.A2:'van-eck'.A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(n)</text:p>
                <draw:g>
                  <svg:desc>'van-eck'.B1:'van-eck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n-eck'.A2:'van-eck'.A1002</svg:desc>
                </draw:g>
              </table:table-cell>
              <table:table-cell office:value-type="float" office:value="0">
                <text:p>0</text:p>
                <draw:g>
                  <svg:desc>'van-eck'.B2:'van-eck'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